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onstantia1" svg:font-family="Constant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fo:margin-left="0.062cm" fo:margin-top="0cm" fo:margin-bottom="0cm" table:align="left" style:writing-mode="lr-tb"/>
    </style:style>
    <style:style style:name="Table1.A" style:family="table-column">
      <style:table-column-properties style:column-width="6.789cm"/>
    </style:style>
    <style:style style:name="Table1.B" style:family="table-column">
      <style:table-column-properties style:column-width="2.711cm"/>
    </style:style>
    <style:style style:name="Table1.C" style:family="table-column">
      <style:table-column-properties style:column-width="2.491cm"/>
    </style:style>
    <style:style style:name="Table1.D" style:family="table-column">
      <style:table-column-properties style:column-width="2.602cm"/>
    </style:style>
    <style:style style:name="Table1.E" style:family="table-column">
      <style:table-column-properties style:column-width="2.4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1" style:family="table-cell">
      <style:table-cell-properties fo:padding="0.097cm" fo:border="0.25pt solid #000001"/>
    </style:style>
    <style:style style:name="Table1.A2" style:family="table-cell">
      <style:table-cell-properties fo:padding="0.097cm" fo:border-left="0.25pt solid #000001" fo:border-right="none" fo:border-top="none" fo:border-bottom="0.25pt solid #000001"/>
    </style:style>
    <style:style style:name="Table1.E2" style:family="table-cell">
      <style:table-cell-properties fo:padding="0.097cm" fo:border-left="0.25pt solid #000001" fo:border-right="0.25pt solid #000001" fo:border-top="none" fo:border-bottom="0.2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4" style:family="paragraph" style:parent-style-name="Standard">
      <style:text-properties style:font-name="Constantia"/>
    </style:style>
    <style:style style:name="P5" style:family="paragraph" style:parent-style-name="Standard">
      <style:paragraph-properties fo:text-align="end" style:justify-single-word="false"/>
      <style:text-properties style:font-name="Constantia" style:font-name-complex="Arial1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Liberation Sans1" fo:font-weight="bold" style:font-weight-asian="bold" style:font-weight-complex="bold"/>
    </style:style>
    <style:style style:name="P8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20pt" fo:font-weight="bold" style:font-size-asian="20pt" style:font-weight-asian="bold" style:font-name-complex="Arial1" style:font-size-complex="20pt"/>
    </style:style>
    <style:style style:name="P11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First_20_Page">
      <style:paragraph-properties fo:text-align="center" style:justify-single-word="false" style:page-number="auto"/>
    </style:style>
    <style:style style:name="P13" style:family="paragraph" style:parent-style-name="Text_20_body">
      <style:text-properties style:font-name="Constantia"/>
    </style:style>
    <style:style style:name="P14" style:family="paragraph" style:parent-style-name="Text_20_body">
      <style:text-properties style:font-name="Ubuntu"/>
    </style:style>
    <style:style style:name="P15" style:family="paragraph" style:parent-style-name="Text_20_body">
      <style:paragraph-properties fo:text-align="center" style:justify-single-word="false"/>
      <style:text-properties style:font-name="Ubuntu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margin-left="0cm" fo:margin-right="0cm" fo:text-indent="1.251cm" style:auto-text-indent="false"/>
      <style:text-properties style:font-name="Ubuntu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Constantia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 officeooo:paragraph-rsid="00192634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Footer">
      <style:paragraph-properties fo:text-align="center" style:justify-single-word="false"/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style:font-name="Ubuntu"/>
    </style:style>
    <style:style style:name="P25" style:family="paragraph" style:parent-style-name="Table_20_Contents">
      <style:text-properties style:font-name="Ubuntu"/>
    </style:style>
    <style:style style:name="P26" style:family="paragraph" style:parent-style-name="Table_20_Contents">
      <style:text-properties style:font-name="Ubuntu" officeooo:rsid="0016c398" officeooo:paragraph-rsid="0016c398"/>
    </style:style>
    <style:style style:name="P27" style:family="paragraph" style:parent-style-name="Table_20_Contents">
      <style:text-properties style:font-name="Ubuntu" officeooo:paragraph-rsid="0016c398"/>
    </style:style>
    <style:style style:name="P28" style:family="paragraph" style:parent-style-name="Table_20_Contents">
      <style:text-properties style:font-name="Ubuntu" officeooo:paragraph-rsid="00184d82"/>
    </style:style>
    <style:style style:name="P29" style:family="paragraph" style:parent-style-name="Heading_20_3">
      <style:paragraph-properties fo:margin-left="0cm" fo:margin-right="0cm" fo:text-indent="1.251cm" style:auto-text-indent="false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T1" style:family="text">
      <style:text-properties style:font-name="Constantia"/>
    </style:style>
    <style:style style:name="T2" style:family="text">
      <style:text-properties style:font-name="Constantia" style:font-name-complex="Arial1"/>
    </style:style>
    <style:style style:name="T3" style:family="text">
      <style:text-properties style:font-name="Constantia" fo:font-size="20pt" fo:font-weight="bold" style:font-size-asian="20pt" style:font-weight-asian="bold" style:font-name-complex="Arial1" style:font-size-complex="20pt"/>
    </style:style>
    <style:style style:name="T4" style:family="text">
      <style:text-properties style:font-name="Constantia" fo:font-size="18pt" fo:font-weight="bold" style:font-size-asian="18pt" style:font-weight-asian="bold" style:font-name-complex="Arial1" style:font-size-complex="18pt"/>
    </style:style>
    <style:style style:name="T5" style:family="text">
      <style:text-properties style:font-name="Constantia" fo:font-style="italic" style:font-style-asian="italic" style:font-name-complex="Arial1"/>
    </style:style>
    <style:style style:name="T6" style:family="text">
      <style:text-properties style:font-name="Constantia" fo:language="en" fo:country="US"/>
    </style:style>
    <style:style style:name="T7" style:family="text">
      <style:text-properties style:font-name="Constantia" fo:font-size="16pt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officeooo:rsid="00184d82"/>
    </style:style>
    <style:style style:name="T10" style:family="text">
      <style:text-properties officeooo:rsid="00192634"/>
    </style:style>
    <style:style style:name="T11" style:family="text">
      <style:text-properties fo:font-weight="bold" style:font-weight-asian="bold"/>
    </style:style>
    <style:style style:name="fr1" style:family="graphic" style:parent-style-name="OLE">
      <style:graphic-properties style:vertical-pos="top" style:vertical-rel="baseli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-start text:name="__DdeLink__0_339638169"/><text:span text:style-name="T2"><text:s text:c="13"/>Министерство образования и науки Российской Федерации</text:span></text:p>
      <text:p text:style-name="P1"><text:span text:style-name="T2">Санкт-Петербургский государственный электротехнический университет «ЛЭТИ»</text:span></text:p>
      <text:p text:style-name="P1"><text:span text:style-name="T2">Факультет компьютерных технологий и информатики</text:span></text:p>
      <text:p text:style-name="P1"><text:span text:style-name="T2">Кафедра вычислительной техники</text:span></text:p>
      <text:p text:style-name="P2"/>
      <text:p text:style-name="P2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pan text:style-name="T3">Отчёт по лабораторной работе №1</text:span></text:p>
      <text:p text:style-name="P9"><text:span text:style-name="T3">«Работа с множествами»</text:span></text:p>
      <text:p text:style-name="P9"><text:span text:style-name="T3">по дисциплине</text:span></text:p>
      <text:p text:style-name="P9"><text:span text:style-name="T3">«Алгоритмы и структуры данных»</text:span></text:p>
      <text:p text:style-name="P10"/>
      <text:p text:style-name="P9"><text:span text:style-name="T4">Вариант 23</text:span></text:p>
      <text:p text:style-name="P2"/>
      <text:p text:style-name="P3"/>
      <text:p text:style-name="P3"/>
      <text:p text:style-name="P3"/>
      <text:p text:style-name="P3"/>
      <text:p text:style-name="P3"/>
      <text:p text:style-name="P6"><text:span text:style-name="T5">Выполнили студенты</text:span></text:p>
      <text:p text:style-name="P6"><text:span text:style-name="T5">факультета КТИ группы №3305 </text:span></text:p>
      <text:p text:style-name="P6"><text:span text:style-name="T2">Лоуцкер Алексей и Григорьева Анна</text:span></text:p>
      <text:p text:style-name="P5"/>
      <text:p text:style-name="P6"><text:span text:style-name="T5">Проверил старший преподаватель</text:span></text:p>
      <text:p text:style-name="P6"><text:span text:style-name="T2">Колинько Павел Георгиевич</text:span></text:p>
      <text:p text:style-name="P7"/>
      <text:p text:style-name="P31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678_1116801118" text:style-name="Index_20_Link" text:visited-style-name="Index_20_Link">1. Задание<text:tab/>3</text:a></text:p>
          <text:p text:style-name="P30"><text:a xlink:type="simple" xlink:href="#__RefHeading__680_1116801118" text:style-name="Index_20_Link" text:visited-style-name="Index_20_Link">2. Формализация задания<text:tab/>3</text:a></text:p>
          <text:p text:style-name="P30"><text:a xlink:type="simple" xlink:href="#__RefHeading__682_1116801118" text:style-name="Index_20_Link" text:visited-style-name="Index_20_Link">3. Контрольные тесты<text:tab/>4</text:a></text:p>
          <text:p text:style-name="P30"><text:a xlink:type="simple" xlink:href="#__RefHeading__684_1116801118" text:style-name="Index_20_Link" text:visited-style-name="Index_20_Link">4. Временная сложность<text:tab/>5</text:a></text:p>
          <text:p text:style-name="P23"><text:a xlink:type="simple" xlink:href="#__RefHeading__686_1116801118" text:style-name="Index_20_Link" text:visited-style-name="Index_20_Link">4.1. Ожидаемая асимптотическая:<text:tab/>5</text:a></text:p>
          <text:p text:style-name="P23"><text:a xlink:type="simple" xlink:href="#__RefHeading__688_1116801118" text:style-name="Index_20_Link" text:visited-style-name="Index_20_Link">4.2 Фактическая:<text:tab/>5</text:a></text:p>
          <text:p text:style-name="P30"><text:a xlink:type="simple" xlink:href="#__RefHeading__690_1116801118" text:style-name="Index_20_Link" text:visited-style-name="Index_20_Link">5. Результаты измерения времени обработки каждым из способов<text:tab/>6</text:a></text:p>
          <text:p text:style-name="P30"><text:a xlink:type="simple" xlink:href="#__RefHeading__692_1116801118" text:style-name="Index_20_Link" text:visited-style-name="Index_20_Link">6. Выводы<text:tab/>6</text:a></text:p>
          <text:p text:style-name="P30"><text:a xlink:type="simple" xlink:href="#__RefHeading__694_1116801118" text:style-name="Index_20_Link" text:visited-style-name="Index_20_Link">7. Список источников<text:tab/>6</text:a></text:p>
          <text:p text:style-name="P30"><text:a xlink:type="simple" xlink:href="#__RefHeading__696_1116801118" text:style-name="Index_20_Link" text:visited-style-name="Index_20_Link">8. Исходные тексты<text:tab/>6</text:a></text:p>
        </text:index-body>
      </text:table-of-content>
      <text:p text:style-name="P8"/>
      <text:p text:style-name="P11"/>
      <text:h text:style-name="Heading_20_1" text:outline-level="1"><text:bookmark-end text:name="__DdeLink__0_339638169"/><text:bookmark-start text:name="__RefHeading__678_1116801118"/><text:bookmark-start text:name="_Toc403083218"/><text:span text:style-name="T7">1. Задание</text:span><text:bookmark-end text:name="__RefHeading__678_1116801118"/><text:bookmark-end text:name="_Toc403083218"/></text:h>
      <text:p text:style-name="P14">(Вариант 23)</text:p>
      <text:p text:style-name="P14"><text:span text:style-name="T11">Универсум:</text:span> Шестнадцатеричные цифры</text:p>
      <text:p text:style-name="P14"><text:span text:style-name="T11">Формулировка задания:</text:span> <text:s/>Множество, содержащее цифры из А, не встречающиеся в В и не являющиеся общими для С и D.</text:p>
      <text:h text:style-name="Heading_20_1" text:outline-level="1"><text:bookmark-start text:name="__RefHeading__680_1116801118"/><text:bookmark-start text:name="_Toc403083219"/><text:span text:style-name="T7">2. Формализация задания</text:span><text:bookmark-end text:name="__RefHeading__680_1116801118"/><text:bookmark-end text:name="_Toc403083219"/></text:h>
      <text:p text:style-name="Text_20_body"><text:span text:style-name="T1">E = A &amp; (~ В) &amp; (~ (С &amp; D))</text:span></text:p>
      <text:p text:style-name="P4"/>
      <text:p text:style-name="P16"><text:span text:style-name="T1"><text:tab/></text:span></text:p>
      <text:h text:style-name="Heading_20_1" text:outline-level="1"><text:bookmark-start text:name="__RefHeading__682_1116801118"/><text:bookmark-start text:name="_Toc403083220"/><text:span text:style-name="T1">3. Контрольные тесты</text:span><text:bookmark-end text:name="__RefHeading__682_1116801118"/><text:bookmark-end text:name="_Toc403083220"/></text:h>
      <text:p text:style-name="P17">В качестве контрольного теста мы использовали множества следующих размеров и содержания:</text:p>
      <text:p text:style-name="P15"><text:span text:style-name="T8">A = 123ABCDEF</text:span></text:p>
      <text:p text:style-name="P15"><text:span text:style-name="T8">B = BCED45678</text:span></text:p>
      <text:p text:style-name="P15">С<text:span text:style-name="T8"> = ABC23456</text:span></text:p>
      <text:p text:style-name="P15">D = 9876532</text:p>
      <text:p text:style-name="P14">В результате мы получили новое множество <text:span text:style-name="T8">E</text:span>:</text:p>
      <text:p text:style-name="P15">Е = 1АF</text:p>
      <text:p text:style-name="P17">Полученное нами новое множество соответствует результатам, полученным по средствам ручной проверки, что подтверждает верную работу программы, по крайней мере, <text:s/>для данного теста.</text:p>
      <text:h text:style-name="P24" text:outline-level="2"/>
      <text:h text:style-name="P21" text:outline-level="1"><text:bookmark-start text:name="__RefHeading__684_1116801118"/><text:bookmark-start text:name="_Toc403083221"/><text:span text:style-name="T1">4. Временная сложность</text:span><text:bookmark-end text:name="__RefHeading__684_1116801118"/><text:bookmark-end text:name="_Toc403083221"/></text:h>
      <text:h text:style-name="P29" text:outline-level="3"><text:bookmark-start text:name="__RefHeading__686_1116801118"/><text:bookmark-start text:name="_Toc403083222"/><text:span text:style-name="T6">4.1. </text:span><text:span text:style-name="T1">Ожидаемая асимптотическая:</text:span><text:bookmark-end text:name="__RefHeading__686_1116801118"/><text:bookmark-end text:name="_Toc40308322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1 — массив символов</text:p>
          </table:table-cell>
          <table:table-cell table:style-name="Table1.A1" office:value-type="string">
            <text:p text:style-name="P25">2 — список символов</text:p>
          </table:table-cell>
          <table:table-cell table:style-name="Table1.A1" office:value-type="string">
            <text:p text:style-name="P25">3 — массив битов</text:p>
          </table:table-cell>
          <table:table-cell table:style-name="Table1.E1" office:value-type="string">
            <text:p text:style-name="P25">4 — машинное слово</text:p>
          </table:table-cell>
        </table:table-row>
        <table:table-row table:style-name="Table1.1">
          <table:table-cell table:style-name="Table1.A2" office:value-type="string">
            <text:p text:style-name="P25">Set() - конструктор по умолчанию /создание случайного множества/</text:p>
          </table:table-cell>
          <table:table-cell table:style-name="Table1.A2" office:value-type="string">
            <text:p text:style-name="P25"><text:bookmark-start text:name="__DdeLink__3_339638169"/>O(n)<text:bookmark-end text:name="__DdeLink__3_339638169"/></text:p>
          </table:table-cell>
          <table:table-cell table:style-name="Table1.A2" office:value-type="string">
            <text:p text:style-name="P25">O(n)</text:p>
          </table:table-cell>
          <table:table-cell table:style-name="Table1.A2" office:value-type="string">
            <text:p text:style-name="P25">O(<text:span text:style-name="T9">u</text:span>)</text:p>
          </table:table-cell>
          <table:table-cell table:style-name="Table1.E2" office:value-type="string">
            <text:p text:style-name="P25">O(1)</text:p>
          </table:table-cell>
        </table:table-row>
        <table:table-row table:style-name="Table1.1">
          <table:table-cell table:style-name="Table1.A2" office:value-type="string">
            <text:p text:style-name="P25"><text:bookmark-start text:name="__DdeLink__440_1116801118"/>Set<text:bookmark-end text:name="__DdeLink__440_1116801118"/>(char*) - конструктор множества из строки</text:p>
          </table:table-cell>
          <table:table-cell table:style-name="Table1.A2" office:value-type="string">
            <text:p text:style-name="P25">O(n) </text:p>
          </table:table-cell>
          <table:table-cell table:style-name="Table1.A2" office:value-type="string">
            <text:p text:style-name="P25">O(n)</text:p>
          </table:table-cell>
          <table:table-cell table:style-name="Table1.A2" office:value-type="string">
            <text:p text:style-name="P25"><text:bookmark-start text:name="__DdeLink__442_1116801118"/>O(u)<text:bookmark-end text:name="__DdeLink__442_1116801118"/></text:p>
          </table:table-cell>
          <table:table-cell table:style-name="Table1.E2" office:value-type="string">
            <text:p text:style-name="P25">O(u)</text:p>
          </table:table-cell>
        </table:table-row>
        <table:table-row table:style-name="Table1.1">
          <table:table-cell table:style-name="Table1.A2" office:value-type="string">
            <text:p text:style-name="P26">Set(Set&amp;) - конструктор копий</text:p>
          </table:table-cell>
          <table:table-cell table:style-name="Table1.A2" office:value-type="string">
            <text:p text:style-name="P25"><text:bookmark-start text:name="__DdeLink__447_1116801118"/>O(n) <text:bookmark-end text:name="__DdeLink__447_1116801118"/></text:p>
          </table:table-cell>
          <table:table-cell table:style-name="Table1.A2" office:value-type="string">
            <text:p text:style-name="P25">O(n) </text:p>
          </table:table-cell>
          <table:table-cell table:style-name="Table1.A2" office:value-type="string">
            <text:p text:style-name="P27"><text:bookmark-start text:name="__DdeLink__453_1116801118"/>O(u)<text:bookmark-end text:name="__DdeLink__453_1116801118"/></text:p>
          </table:table-cell>
          <table:table-cell table:style-name="Table1.E2" office:value-type="string">
            <text:p text:style-name="P27"><text:bookmark-start text:name="__DdeLink__455_1116801118"/>O(1)<text:bookmark-end text:name="__DdeLink__455_1116801118"/></text:p>
          </table:table-cell>
        </table:table-row>
        <table:table-row table:style-name="Table1.1">
          <table:table-cell table:style-name="Table1.A2" office:value-type="string">
            <text:p text:style-name="P26"><text:span text:style-name="T8">operator= - присваивание</text:span></text:p>
          </table:table-cell>
          <table:table-cell table:style-name="Table1.A2" office:value-type="string">
            <text:p text:style-name="P27">O(n) </text:p>
          </table:table-cell>
          <table:table-cell table:style-name="Table1.A2" office:value-type="string">
            <text:p text:style-name="P27">O(n) </text:p>
          </table:table-cell>
          <table:table-cell table:style-name="Table1.A2" office:value-type="string">
            <text:p text:style-name="P28">O(u)</text:p>
          </table:table-cell>
          <table:table-cell table:style-name="Table1.E2" office:value-type="string">
            <text:p text:style-name="P28">O(1)</text:p>
          </table:table-cell>
        </table:table-row>
        <table:table-row table:style-name="Table1.1">
          <table:table-cell table:style-name="Table1.A2" office:value-type="string">
            <text:p text:style-name="P25"><text:bookmark-start text:name="__DdeLink__445_1116801118"/><text:span text:style-name="T8">operator</text:span><text:bookmark-end text:name="__DdeLink__445_1116801118"/><text:span text:style-name="T8">~ <text:s/>- </text:span>отрицание</text:p>
          </table:table-cell>
          <table:table-cell table:style-name="Table1.A2" office:value-type="string">
            <text:p text:style-name="P25"><text:bookmark-start text:name="__DdeLink__7_339638169"/><text:bookmark-start text:name="__DdeLink__5_339638169"/>O(n^2)<text:bookmark-end text:name="__DdeLink__7_339638169"/><text:bookmark-end text:name="__DdeLink__5_339638169"/></text:p>
          </table:table-cell>
          <table:table-cell table:style-name="Table1.A2" office:value-type="string">
            <text:p text:style-name="P25">O(n^2)</text:p>
          </table:table-cell>
          <table:table-cell table:style-name="Table1.A2" office:value-type="string">
            <text:p text:style-name="P25">O(u)</text:p>
          </table:table-cell>
          <table:table-cell table:style-name="Table1.E2" office:value-type="string">
            <text:p text:style-name="P25">O(1)</text:p>
          </table:table-cell>
        </table:table-row>
        <table:table-row table:style-name="Table1.1">
          <table:table-cell table:style-name="Table1.A2" office:value-type="string">
            <text:p text:style-name="P25">operator&amp; <text:s/>- <text:span text:style-name="T8"><text:s/></text:span>пересечение</text:p>
          </table:table-cell>
          <table:table-cell table:style-name="Table1.A2" office:value-type="string">
            <text:p text:style-name="P25">O(n^2)</text:p>
          </table:table-cell>
          <table:table-cell table:style-name="Table1.A2" office:value-type="string">
            <text:p text:style-name="P25">O(n^2)</text:p>
          </table:table-cell>
          <table:table-cell table:style-name="Table1.A2" office:value-type="string">
            <text:p text:style-name="P25">O(u)</text:p>
          </table:table-cell>
          <table:table-cell table:style-name="Table1.E2" office:value-type="string">
            <text:p text:style-name="P25">O(1)</text:p>
          </table:table-cell>
        </table:table-row>
        <table:table-row table:style-name="Table1.1">
          <table:table-cell table:style-name="Table1.A2" office:value-type="string">
            <text:p text:style-name="P25">E = A &amp; ~B &amp; ~(C &amp; D)</text:p>
          </table:table-cell>
          <table:table-cell table:style-name="Table1.A2" office:value-type="string">
            <text:p text:style-name="P25">O(n^2)</text:p>
          </table:table-cell>
          <table:table-cell table:style-name="Table1.A2" office:value-type="string">
            <text:p text:style-name="P25">O(n^2)</text:p>
          </table:table-cell>
          <table:table-cell table:style-name="Table1.A2" office:value-type="string">
            <text:p text:style-name="P25">O(u)</text:p>
          </table:table-cell>
          <table:table-cell table:style-name="Table1.E2" office:value-type="string">
            <text:p text:style-name="P25">O(1)</text:p>
          </table:table-cell>
        </table:table-row>
      </table:table>
      <text:p text:style-name="P15">n — размер конкретного множества, u — размер универсума, n &lt;= u</text:p>
      <text:h text:style-name="P29" text:outline-level="3"/>
      <text:h text:style-name="P29" text:outline-level="3"><text:bookmark-start text:name="__RefHeading__688_1116801118"/><text:bookmark-start text:name="_Toc403083223"/><text:span text:style-name="T1">4.2 Фактическая:</text:span><text:bookmark-end text:name="__RefHeading__688_1116801118"/><text:bookmark-end text:name="_Toc403083223"/></text:h>
      <text:p text:style-name="Text_20_body"><draw:frame draw:style-name="fr1" text:anchor-type="as-char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h text:style-name="P21" text:outline-level="1"><text:bookmark-start text:name="__RefHeading__690_1116801118"/><text:bookmark-start text:name="_Toc403083224"/><text:span text:style-name="T1">5. Результаты измерения времени обработки каждым из способов</text:span><text:bookmark-end text:name="_Toc403083224"/><text:span text:style-name="T1"> <text:s/></text:span><text:bookmark-end text:name="__RefHeading__690_1116801118"/></text:h>
      <text:p text:style-name="Text_20_body"/>
      <text:p text:style-name="P17">На случайно сгенерированных примерах множеств различных размеров и со случайно сгенерированными элементами, <text:s/>были получены различные значения времени, затраченного на обработку результатов. Полученные значения оказались не коррелирующими с размерами множеств и количеством совершаемых операций над ними, из чего следует вывод, что на время обработки каждого из способов большее влияние оказывают запущенные фоновые процессы, нежели особенности каждого из тестов.</text:p>
      <text:h text:style-name="Heading_20_1" text:outline-level="1"><text:bookmark-start text:name="__RefHeading__692_1116801118"/><text:bookmark-start text:name="_Toc403083225"/><text:span text:style-name="T1">6. Выводы</text:span><text:bookmark-end text:name="__RefHeading__692_1116801118"/><text:bookmark-end text:name="_Toc403083225"/></text:h>
      <text:p text:style-name="P18"/>
      <text:p text:style-name="P19">Опираясь на таблицу и график, представленные в пункте «временная сложность» , можно говорить о том, что варианты представления множеств в качестве массива битов<text:span text:style-name="T9">(3)</text:span> и машинного слова<text:span text:style-name="T9">(4)</text:span> <text:span text:style-name="T9">показывают лучшее время работы, используя при этом минимальное количество памяти.</text:span> Однако, при необходимости расширения универсума или добавления <text:span text:style-name="T9">дополнительного </text:span>функционала, <text:span text:style-name="T9">они</text:span> потребуют <text:span text:style-name="T10">значительной</text:span> доработки или вовсе окажутся непригодными для использования.</text:p>
      <text:p text:style-name="P20"><text:span text:style-name="T10">В</text:span>арианты представления множества в качестве массива <text:span text:style-name="T10">символов(1)</text:span> или односвязного списка<text:span text:style-name="T10">(2), несмотря на большее время работы, имеют свои преимущества: в (1) - случайный доступ к элементу множества, а в (2) - <text:s/>добавление или удаление случайного элемента за O(1). Также, в случае использования массива или односвязного списка, мы имеем возможность легко расширить функционал, что позволяет нам использовать эти структуры данных для гораздо более широкого круга задач.</text:span></text:p>
      <text:p text:style-name="P20"/>
      <text:h text:style-name="Heading_20_1" text:outline-level="1"><text:bookmark-start text:name="__RefHeading__694_1116801118"/><text:bookmark-start text:name="_Toc403083227"/><text:span text:style-name="T1">7. Список источников</text:span><text:bookmark-end text:name="__RefHeading__694_1116801118"/><text:bookmark-end text:name="_Toc403083227"/></text:h>
      <text:p text:style-name="P14">В процессе написания лабораторной работы мы использовали материалы, размещённые на сайтах: </text:p>
      <text:p text:style-name="P14"><text:span text:style-name="T8">http</text:span>://stackoverflow.com</text:p>
      <text:p text:style-name="P14"><text:span text:style-name="T8">http</text:span>://cplusplus.com</text:p>
      <text:p text:style-name="P14">А также обращались к методическому пособию.</text:p>
      <text:h text:style-name="Heading_20_1" text:outline-level="1"><text:bookmark-start text:name="__RefHeading__696_1116801118"/><text:bookmark-start text:name="_Toc403083228"/><text:span text:style-name="T1">8. Исходные тексты</text:span><text:bookmark-end text:name="__RefHeading__696_1116801118"/><text:bookmark-end text:name="_Toc403083228"/></text:h>
      <text:p text:style-name="Text_20_body"><text:span text:style-name="T1">github.com/alout1/4se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onstantia1" svg:font-family="Constantia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Санкт-Петербург </text:p>
        <text:p text:style-name="MP1">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3</meta:editing-cycles>
    <meta:creation-date>2014-11-04T00:07:00</meta:creation-date>
    <dc:date>2014-11-07T01:34:11.835415654</dc:date>
    <meta:editing-duration>PT18M27S</meta:editing-duration>
    <meta:generator>LibreOffice/4.2.6.3$Linux_X86_64 LibreOffice_project/420m0$Build-3</meta:generator>
    <meta:document-statistic meta:table-count="1" meta:image-count="0" meta:object-count="1" meta:page-count="6" meta:paragraph-count="100" meta:word-count="502" meta:character-count="3584" meta:non-whitespace-character-count="31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number:min-integer-digits="1" number:min-exponent-digits="2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61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b3b3b3"/>
    </style:style>
    <style:style style:name="ch7" style:family="chart" style:data-style-name="N61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61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559cm" svg:y="3.347cm" style:legend-expansion="high" chart:style-name="ch2"/>
        <chart:plot-area chart:style-name="ch3" chart:data-source-has-labels="both" svg:x="0.769cm" svg:y="0.851cm" svg:width="10.152cm" svg:height="7.549cm">
          <chartooo:coordinate-region svg:x="2.537cm" svg:y="1.077cm" svg:width="8.171cm" svg:height="6.77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E$2:.$E$11" chart:label-cell-address="local-table.$E$1" chart:class="chart:line">
            <chart:data-point chart:repeated="10"/>
          </chart:series>
          <chart:series chart:style-name="ch8" chart:values-cell-range-address="local-table.$F$2:.$F$11" chart:label-cell-address="local-table.$F$1" chart:class="chart:line">
            <chart:data-point chart:repeated="10"/>
          </chart:series>
          <chart:series chart:style-name="ch9" chart:values-cell-range-address="local-table.$G$2:.$G$11" chart:label-cell-address="local-table.$G$1" chart:class="chart:line">
            <chart:data-point chart:repeated="10"/>
          </chart:series>
          <chart:series chart:style-name="ch10" chart:values-cell-range-address="local-table.$H$2:.$H$11" chart:label-cell-address="local-table.$H$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 table:visibility="collapse"/>
            <table:table-column table:visibility="collapse"/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массив символов</text:p>
              </table:table-cell>
              <table:table-cell office:value-type="string">
                <text:p>список</text:p>
              </table:table-cell>
              <table:table-cell office:value-type="string">
                <text:p>массив битов</text:p>
              </table:table-cell>
              <table:table-cell office:value-type="string">
                <text:p>машинное слово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1022">
                <text:p>0.00011022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331300000000001">
                <text:p>0.0000331300000000001</text:p>
              </table:table-cell>
              <table:table-cell office:value-type="float" office:value="0.0000521400000000001">
                <text:p>0.000052140000000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53700000000002">
                <text:p>0.0000953700000000002</text:p>
              </table:table-cell>
              <table:table-cell office:value-type="float" office:value="0.0000453110000000001">
                <text:p>0.0000453110000000001</text:p>
              </table:table-cell>
              <table:table-cell office:value-type="float" office:value="0.00000999500000000003">
                <text:p>0.00000999500000000003</text:p>
              </table:table-cell>
              <table:table-cell office:value-type="float" office:value="0.00000994700000000002">
                <text:p>0.00000994700000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826910000000002">
                <text:p>0.0000826910000000002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02956">
                <text:p>0.00002956</text:p>
              </table:table-cell>
              <table:table-cell office:value-type="float" office:value="0.000028684">
                <text:p>0.000028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0427240000000001">
                <text:p>0.0000427240000000001</text:p>
              </table:table-cell>
              <table:table-cell office:value-type="float" office:value="0.0000526400000000001">
                <text:p>0.00005264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0280530000000001">
                <text:p>0.0000280530000000001</text:p>
              </table:table-cell>
              <table:table-cell office:value-type="float" office:value="0.0000248910000000001">
                <text:p>0.000024891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0448680000000001">
                <text:p>0.0000448680000000001</text:p>
              </table:table-cell>
              <table:table-cell office:value-type="float" office:value="0.0000450650000000001">
                <text:p>0.000045065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82249">
                <text:p>0.000382249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0458280000000001">
                <text:p>0.0000458280000000001</text:p>
              </table:table-cell>
              <table:table-cell office:value-type="float" office:value="0.0000455050000000001">
                <text:p>0.000045505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210012000000001">
                <text:p>0.000210012000000001</text:p>
              </table:table-cell>
              <table:table-cell office:value-type="float" office:value="0.0000372000000000001">
                <text:p>0.0000372000000000001</text:p>
              </table:table-cell>
              <table:table-cell office:value-type="float" office:value="0.0000268020000000001">
                <text:p>0.000026802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26650000000001">
                <text:p>0.0000426650000000001</text:p>
              </table:table-cell>
              <table:table-cell office:value-type="float" office:value="0.0000459420000000001">
                <text:p>0.000045942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646430000000001">
                <text:p>0.0000646430000000001</text:p>
              </table:table-cell>
              <table:table-cell office:value-type="float" office:value="0.0000499500000000001">
                <text:p>0.0000499500000000001</text:p>
              </table:table-cell>
              <table:table-cell office:value-type="float" office:value="0.000015208">
                <text:p>0.000015208</text:p>
              </table:table-cell>
              <table:table-cell office:value-type="float" office:value="0.000013402">
                <text:p>0.000013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